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bullet text:level="2" text:style-name="WW_CharLFO14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fo:text-align="justify" fo:text-indent="0.1972in"/>
    </style:style>
    <style:style style:name="P18" style:parent-style-name="Normální" style:family="paragraph">
      <style:paragraph-properties fo:text-align="justify"/>
    </style:style>
    <style:style style:name="P19" style:parent-style-name="Normální" style:family="paragraph">
      <style:paragraph-properties fo:text-align="center"/>
    </style:style>
    <style:style style:name="P20" style:parent-style-name="Normální" style:family="paragraph">
      <style:paragraph-properties fo:text-align="center"/>
    </style:style>
    <style:style style:name="P21" style:parent-style-name="Normální" style:family="paragraph">
      <style:paragraph-properties fo:text-align="justify"/>
    </style:style>
    <style:style style:name="P22" style:parent-style-name="Odstavecseseznamem" style:family="paragraph">
      <style:paragraph-properties fo:text-align="justify" fo:margin-top="0.0833in" fo:margin-bottom="0.0833in" fo:line-height="100%"/>
    </style:style>
    <style:style style:name="P23" style:parent-style-name="Odstavecseseznamem" style:family="paragraph">
      <style:paragraph-properties fo:text-align="justify" fo:margin-top="0.0833in" fo:margin-bottom="0.0833in" fo:line-height="100%"/>
    </style:style>
    <style:style style:name="P24" style:parent-style-name="Odstavecseseznamem" style:family="paragraph">
      <style:paragraph-properties fo:text-align="justify" fo:margin-top="0.0833in" fo:margin-bottom="0.0833in"/>
    </style:style>
    <style:style style:name="P25" style:parent-style-name="Odstavecseseznamem" style:family="paragraph">
      <style:paragraph-properties fo:text-align="justify" fo:margin-top="0.0833in" fo:margin-bottom="0.0833in"/>
    </style:style>
    <style:style style:name="P26" style:parent-style-name="Odstavecseseznamem" style:family="paragraph">
      <style:paragraph-properties fo:text-align="justify" fo:margin-top="0.0833in" fo:margin-bottom="0.0833in"/>
    </style:style>
    <style:style style:name="P27" style:parent-style-name="Odstavecseseznamem" style:family="paragraph">
      <style:paragraph-properties fo:text-align="justify" fo:margin-top="0.0833in" fo:margin-bottom="0.0833in"/>
    </style:style>
    <style:style style:name="P28" style:parent-style-name="Odstavecseseznamem" style:family="paragraph">
      <style:paragraph-properties fo:text-align="justify" fo:margin-top="0.0833in" fo:margin-bottom="0.0833in"/>
    </style:style>
    <style:style style:name="P29" style:parent-style-name="Odstavecseseznamem" style:family="paragraph">
      <style:paragraph-properties fo:text-align="justify" fo:margin-top="0.0833in" fo:margin-bottom="0.0833in"/>
    </style:style>
    <style:style style:name="P30" style:parent-style-name="Odstavecseseznamem" style:family="paragraph">
      <style:paragraph-properties fo:text-align="justify" fo:margin-top="0.0833in" fo:margin-bottom="0.0833in"/>
    </style:style>
    <style:style style:name="P31" style:parent-style-name="Odstavecseseznamem" style:family="paragraph">
      <style:paragraph-properties fo:text-align="justify" fo:margin-top="0.0833in" fo:margin-bottom="0.0833in"/>
    </style:style>
    <style:style style:name="P32" style:parent-style-name="Odstavecseseznamem" style:family="paragraph">
      <style:paragraph-properties fo:text-align="justify" fo:margin-top="0.0833in" fo:margin-bottom="0.0833in"/>
    </style:style>
    <style:style style:name="P33" style:parent-style-name="Odstavecseseznamem" style:family="paragraph">
      <style:paragraph-properties fo:text-align="justify" fo:margin-top="0.0833in" fo:margin-bottom="0.0833in"/>
    </style:style>
    <style:style style:name="P34" style:parent-style-name="Odstavecseseznamem" style:family="paragraph">
      <style:paragraph-properties fo:text-align="justify" fo:margin-top="0.0833in" fo:margin-bottom="0.0833in"/>
    </style:style>
    <style:style style:name="P35" style:parent-style-name="Odstavecseseznamem" style:family="paragraph">
      <style:paragraph-properties fo:text-align="justify" fo:margin-top="0.0833in" fo:margin-bottom="0.0833in"/>
    </style:style>
    <style:style style:name="P36" style:parent-style-name="Odstavecseseznamem" style:family="paragraph">
      <style:paragraph-properties fo:text-align="justify" fo:margin-top="0.0833in" fo:margin-bottom="0.0833in"/>
    </style:style>
    <style:style style:name="P37" style:parent-style-name="Normální" style:family="paragraph">
      <style:paragraph-properties fo:text-align="justify"/>
    </style:style>
    <style:style style:name="P38" style:parent-style-name="Normální" style:family="paragraph">
      <style:paragraph-properties fo:text-align="center"/>
    </style:style>
    <style:style style:name="P39" style:parent-style-name="Normální" style:family="paragraph">
      <style:paragraph-properties fo:text-align="center"/>
    </style:style>
    <style:style style:name="P40" style:parent-style-name="Normální" style:family="paragraph">
      <style:paragraph-properties fo:text-align="justify"/>
    </style:style>
    <style:style style:name="P41" style:parent-style-name="Odstavecseseznamem" style:family="paragraph">
      <style:paragraph-properties fo:text-align="justify"/>
    </style:style>
    <style:style style:name="P42" style:parent-style-name="Odstavecseseznamem" style:family="paragraph">
      <style:paragraph-properties fo:text-align="justify"/>
    </style:style>
    <style:style style:name="P43" style:parent-style-name="Odstavecseseznamem" style:family="paragraph">
      <style:paragraph-properties fo:text-align="justify"/>
    </style:style>
    <style:style style:name="P44" style:parent-style-name="Odstavecseseznamem" style:family="paragraph">
      <style:paragraph-properties fo:text-align="justify"/>
    </style:style>
    <style:style style:name="P45" style:parent-style-name="Odstavecseseznamem" style:family="paragraph">
      <style:paragraph-properties fo:text-align="justify"/>
    </style:style>
    <style:style style:name="P46" style:parent-style-name="Odstavecseseznamem" style:family="paragraph">
      <style:paragraph-properties fo:text-align="justify"/>
    </style:style>
    <style:style style:name="P47" style:parent-style-name="Odstavecseseznamem" style:family="paragraph">
      <style:paragraph-properties fo:text-align="justify"/>
    </style:style>
    <style:style style:name="P48" style:parent-style-name="Odstavecseseznamem" style:family="paragraph">
      <style:paragraph-properties fo:text-align="justify"/>
    </style:style>
    <style:style style:name="P49" style:parent-style-name="Odstavecseseznamem" style:family="paragraph">
      <style:paragraph-properties fo:text-align="justify"/>
    </style:style>
    <style:style style:name="P50" style:parent-style-name="Odstavecseseznamem" style:family="paragraph">
      <style:paragraph-properties fo:text-align="justify"/>
    </style:style>
    <style:style style:name="P51" style:parent-style-name="Odstavecseseznamem" style:family="paragraph">
      <style:paragraph-properties fo:text-align="justify"/>
    </style:style>
    <style:style style:name="P52" style:parent-style-name="Odstavecseseznamem" style:family="paragraph">
      <style:paragraph-properties fo:text-align="justify"/>
    </style:style>
    <style:style style:name="P53" style:parent-style-name="Odstavecseseznamem" style:family="paragraph">
      <style:paragraph-properties fo:text-align="justify"/>
    </style:style>
    <style:style style:name="P54" style:parent-style-name="Odstavecseseznamem" style:family="paragraph">
      <style:paragraph-properties fo:text-align="justify"/>
    </style:style>
    <style:style style:name="P55" style:parent-style-name="Odstavecseseznamem" style:family="paragraph">
      <style:paragraph-properties fo:text-align="justify" fo:margin-top="0.0833in" fo:margin-bottom="0.0833in"/>
    </style:style>
    <style:style style:name="P56" style:parent-style-name="Odstavecseseznamem" style:family="paragraph">
      <style:paragraph-properties fo:text-align="justify" fo:margin-top="0.0833in" fo:margin-bottom="0.0833in" fo:margin-left="0.4958in">
        <style:tab-stops/>
      </style:paragraph-properties>
    </style:style>
    <style:style style:name="P57" style:parent-style-name="Normální" style:family="paragraph">
      <style:paragraph-properties fo:text-align="center"/>
    </style:style>
    <style:style style:name="P58" style:parent-style-name="Normální" style:family="paragraph">
      <style:paragraph-properties fo:text-align="center"/>
    </style:style>
    <style:style style:name="P59" style:parent-style-name="Normální" style:family="paragraph">
      <style:paragraph-properties fo:text-align="justify"/>
    </style:style>
    <style:style style:name="P60" style:parent-style-name="Odstavecseseznamem" style:family="paragraph">
      <style:paragraph-properties fo:text-align="justify"/>
    </style:style>
    <style:style style:name="P61" style:parent-style-name="Odstavecseseznamem" style:family="paragraph">
      <style:paragraph-properties fo:text-align="justify"/>
    </style:style>
    <style:style style:name="P62" style:parent-style-name="Odstavecseseznamem" style:family="paragraph">
      <style:paragraph-properties fo:text-align="justify"/>
    </style:style>
    <style:style style:name="P63" style:parent-style-name="Odstavecseseznamem" style:family="paragraph">
      <style:paragraph-properties fo:text-align="justify"/>
    </style:style>
    <style:style style:name="P64" style:parent-style-name="Odstavecseseznamem" style:family="paragraph">
      <style:paragraph-properties fo:text-align="justify"/>
    </style:style>
    <style:style style:name="P65" style:parent-style-name="Odstavecseseznamem" style:family="paragraph">
      <style:paragraph-properties fo:text-align="justify"/>
    </style:style>
    <style:style style:name="P66" style:parent-style-name="Odstavecseseznamem" style:family="paragraph">
      <style:paragraph-properties fo:text-align="justify"/>
    </style:style>
    <style:style style:name="P67" style:parent-style-name="Odstavecseseznamem" style:family="paragraph">
      <style:paragraph-properties fo:text-align="justify"/>
    </style:style>
    <style:style style:name="P68" style:parent-style-name="Odstavecseseznamem" style:family="paragraph">
      <style:paragraph-properties fo:text-align="justify"/>
    </style:style>
    <style:style style:name="P69" style:parent-style-name="Odstavecseseznamem" style:family="paragraph">
      <style:paragraph-properties fo:text-align="justify"/>
    </style:style>
    <style:style style:name="P70" style:parent-style-name="Odstavecseseznamem" style:family="paragraph">
      <style:paragraph-properties fo:text-align="justify"/>
    </style:style>
    <style:style style:name="P71" style:parent-style-name="Odstavecseseznamem" style:family="paragraph">
      <style:paragraph-properties fo:text-align="justify"/>
    </style:style>
    <style:style style:name="P72" style:parent-style-name="Odstavecseseznamem" style:family="paragraph">
      <style:paragraph-properties fo:text-align="justify"/>
    </style:style>
    <style:style style:name="P73" style:parent-style-name="Odstavecseseznamem" style:family="paragraph">
      <style:paragraph-properties fo:text-align="justify"/>
    </style:style>
    <style:style style:name="P74" style:parent-style-name="Odstavecseseznamem" style:family="paragraph">
      <style:paragraph-properties fo:text-align="justify"/>
    </style:style>
    <style:style style:name="P75" style:parent-style-name="Normální" style:family="paragraph">
      <style:paragraph-properties fo:text-align="justify" fo:text-indent="0.1972in"/>
    </style:style>
    <style:style style:name="T76" style:parent-style-name="Standardnípísmoodstavce" style:family="text">
      <style:text-properties fo:font-weight="bold" style:font-weight-asian="bold"/>
    </style:style>
    <style:style style:name="P77" style:parent-style-name="Normální" style:family="paragraph">
      <style:paragraph-properties fo:text-align="justify"/>
      <style:text-properties fo:font-weight="bold" style:font-weight-asian="bold"/>
    </style:style>
    <style:style style:name="P78" style:parent-style-name="Normální" style:family="paragraph">
      <style:paragraph-properties fo:text-align="justify"/>
      <style:text-properties fo:font-weight="bold" style:font-weight-asian="bold"/>
    </style:style>
    <style:style style:name="P79" style:parent-style-name="Normální" style:family="paragraph">
      <style:paragraph-properties fo:text-align="justify"/>
    </style:style>
    <style:style style:name="P80" style:parent-style-name="Normální" style:family="paragraph">
      <style:paragraph-properties fo:text-align="justify"/>
    </style:style>
    <style:style style:name="P81" style:parent-style-name="Normální" style:family="paragraph">
      <style:paragraph-properties fo:text-align="justify"/>
    </style:style>
    <style:style style:name="P82" style:parent-style-name="Normální" style:family="paragraph">
      <style:paragraph-properties fo:text-align="justify"/>
    </style:style>
    <style:style style:name="P83" style:parent-style-name="Normální" style:family="paragraph">
      <style:paragraph-properties fo:text-align="justify"/>
    </style:style>
    <style:style style:name="P84" style:parent-style-name="Normální" style:family="paragraph">
      <style:paragraph-properties fo:text-align="justify"/>
    </style:style>
    <style:style style:name="P85" style:parent-style-name="Normální" style:family="paragraph">
      <style:paragraph-properties fo:text-align="justify"/>
    </style:style>
    <style:style style:name="P86" style:parent-style-name="Normální" style:family="paragraph">
      <style:paragraph-properties fo:text-align="justify"/>
    </style:style>
    <style:style style:name="P87" style:parent-style-name="Normální" style:family="paragraph">
      <style:paragraph-properties fo:text-align="justify"/>
    </style:style>
    <style:style style:name="P88" style:parent-style-name="Normální" style:family="paragraph">
      <style:paragraph-properties fo:text-align="justify"/>
    </style:style>
    <style:style style:name="P89" style:parent-style-name="Normální" style:family="paragraph">
      <style:paragraph-properties fo:text-align="justify"/>
    </style:style>
    <style:style style:name="P90" style:parent-style-name="Normální" style:family="paragraph">
      <style:paragraph-properties fo:text-align="justify"/>
    </style:style>
    <style:style style:name="P91" style:parent-style-name="Normální" style:family="paragraph">
      <style:paragraph-properties fo:text-align="justify"/>
    </style:style>
    <style:style style:name="P92" style:parent-style-name="Normální" style:family="paragraph">
      <style:paragraph-properties fo:text-align="justify"/>
    </style:style>
    <style:style style:name="P93" style:parent-style-name="Normální" style:family="paragraph">
      <style:paragraph-properties fo:text-align="justify"/>
    </style:style>
    <style:style style:name="P94" style:parent-style-name="Normální" style:family="paragraph">
      <style:paragraph-properties fo:text-align="justify"/>
    </style:style>
    <style:style style:name="P95" style:parent-style-name="Normální" style:family="paragraph">
      <style:paragraph-properties fo:text-align="justify"/>
    </style:style>
    <style:style style:name="P96" style:parent-style-name="Normální" style:family="paragraph">
      <style:paragraph-properties fo:text-align="justify"/>
    </style:style>
    <style:style style:name="P97" style:parent-style-name="Normální" style:family="paragraph">
      <style:paragraph-properties fo:text-align="justify"/>
    </style:style>
    <style:style style:name="P98" style:parent-style-name="Normální" style:family="paragraph">
      <style:paragraph-properties fo:text-align="justify"/>
    </style:style>
    <style:style style:name="P99" style:parent-style-name="Normální" style:family="paragraph">
      <style:paragraph-properties fo:text-align="justify"/>
    </style:style>
    <style:style style:name="P100" style:parent-style-name="Normální" style:family="paragraph">
      <style:paragraph-properties fo:text-align="justify"/>
    </style:style>
    <style:style style:name="P101" style:parent-style-name="Normální" style:family="paragraph">
      <style:paragraph-properties fo:text-align="justify"/>
    </style:style>
    <style:style style:name="P102" style:parent-style-name="Normální" style:family="paragraph">
      <style:paragraph-properties fo:text-align="justify"/>
    </style:style>
    <style:style style:name="P103" style:parent-style-name="Normální" style:family="paragraph">
      <style:paragraph-properties fo:text-align="justify"/>
    </style:style>
    <style:style style:name="P104" style:parent-style-name="Normální" style:family="paragraph">
      <style:paragraph-properties fo:text-align="justify"/>
    </style:style>
    <style:style style:name="P105" style:parent-style-name="Normální" style:family="paragraph">
      <style:paragraph-properties fo:text-align="justify"/>
    </style:style>
    <style:style style:name="P106" style:parent-style-name="Normální" style:family="paragraph">
      <style:paragraph-properties fo:text-align="justify"/>
      <style:text-properties fo:font-weight="bold" style:font-weight-asian="bold"/>
    </style:style>
    <style:style style:name="P107" style:parent-style-name="Normální" style:family="paragraph">
      <style:paragraph-properties fo:text-align="justify"/>
    </style:style>
    <style:style style:name="P108" style:parent-style-name="Normální" style:family="paragraph">
      <style:paragraph-properties fo:text-align="justify"/>
    </style:style>
    <style:style style:name="P109" style:parent-style-name="Normální" style:family="paragraph">
      <style:paragraph-properties fo:text-align="justify"/>
    </style:style>
    <style:style style:name="P110" style:parent-style-name="Normální" style:family="paragraph">
      <style:paragraph-properties fo:text-align="justify"/>
    </style:style>
    <style:style style:name="P111" style:parent-style-name="Normální" style:family="paragraph">
      <style:paragraph-properties fo:text-align="justify"/>
    </style:style>
    <style:style style:name="P112" style:parent-style-name="Normální" style:family="paragraph">
      <style:paragraph-properties fo:text-align="justify"/>
    </style:style>
    <style:style style:name="P113" style:parent-style-name="Normální" style:family="paragraph">
      <style:paragraph-properties fo:text-align="justify"/>
    </style:style>
    <style:style style:name="P114" style:parent-style-name="Normální" style:family="paragraph">
      <style:paragraph-properties fo:text-align="justify"/>
    </style:style>
    <style:style style:name="P115" style:parent-style-name="Normální" style:family="paragraph">
      <style:paragraph-properties fo:text-align="justify"/>
    </style:style>
    <style:style style:name="P116" style:parent-style-name="Normální" style:family="paragraph">
      <style:paragraph-properties fo:text-align="justify"/>
    </style:style>
    <style:style style:name="P117" style:parent-style-name="Normální" style:family="paragraph">
      <style:paragraph-properties fo:text-align="justify"/>
    </style:style>
    <style:style style:name="P118" style:parent-style-name="Normální" style:family="paragraph">
      <style:paragraph-properties fo:text-align="justify"/>
    </style:style>
    <style:style style:name="P119" style:parent-style-name="Normální" style:family="paragraph">
      <style:paragraph-properties fo:text-align="justify"/>
    </style:style>
    <style:style style:name="P120" style:parent-style-name="Normální" style:family="paragraph">
      <style:paragraph-properties fo:text-align="justify"/>
    </style:style>
    <style:style style:name="P121" style:parent-style-name="Normální" style:family="paragraph">
      <style:paragraph-properties fo:text-align="justify"/>
    </style:style>
    <style:style style:name="P122" style:parent-style-name="Normální" style:family="paragraph">
      <style:paragraph-properties fo:text-align="justify"/>
    </style:style>
    <style:style style:name="P123" style:parent-style-name="Normální" style:family="paragraph">
      <style:paragraph-properties fo:text-align="justify"/>
    </style:style>
    <style:style style:name="P124" style:parent-style-name="Normální" style:family="paragraph">
      <style:paragraph-properties fo:text-align="justify"/>
    </style:style>
    <style:style style:name="P125" style:parent-style-name="Normální" style:family="paragraph">
      <style:paragraph-properties fo:text-align="justify"/>
    </style:style>
    <style:style style:name="P126" style:parent-style-name="Normální" style:family="paragraph">
      <style:paragraph-properties fo:text-align="justify"/>
    </style:style>
    <style:style style:name="P127" style:parent-style-name="Normální" style:family="paragraph">
      <style:paragraph-properties fo:text-align="justify"/>
    </style:style>
    <style:style style:name="P128" style:parent-style-name="Normální" style:family="paragraph">
      <style:paragraph-properties fo:text-align="justify"/>
    </style:style>
    <style:style style:name="P129" style:parent-style-name="Normální" style:family="paragraph">
      <style:paragraph-properties fo:text-align="justify"/>
    </style:style>
    <style:style style:name="P130" style:parent-style-name="Normální" style:family="paragraph">
      <style:paragraph-properties fo:text-align="justify"/>
    </style:style>
    <style:style style:name="P131" style:parent-style-name="Normální" style:family="paragraph">
      <style:paragraph-properties fo:text-align="justify"/>
      <style:text-properties fo:font-weight="bold" style:font-weight-asian="bold"/>
    </style:style>
    <style:style style:name="P132" style:parent-style-name="Normální" style:family="paragraph">
      <style:paragraph-properties fo:text-align="justify"/>
    </style:style>
    <style:style style:name="P133" style:parent-style-name="Normální" style:family="paragraph">
      <style:paragraph-properties fo:text-align="justify"/>
    </style:style>
    <style:style style:name="P134" style:parent-style-name="Normální" style:family="paragraph">
      <style:paragraph-properties fo:text-align="justify"/>
    </style:style>
    <style:style style:name="P135" style:parent-style-name="Normální" style:family="paragraph">
      <style:paragraph-properties fo:text-align="justify"/>
    </style:style>
    <style:style style:name="P136" style:parent-style-name="Normální" style:family="paragraph">
      <style:paragraph-properties fo:text-align="justify"/>
    </style:style>
    <style:style style:name="P137" style:parent-style-name="Normální" style:family="paragraph">
      <style:paragraph-properties fo:text-align="justify"/>
    </style:style>
    <style:style style:name="P138" style:parent-style-name="Normální" style:family="paragraph">
      <style:paragraph-properties fo:text-align="justify"/>
    </style:style>
    <style:style style:name="P139" style:parent-style-name="Normální" style:family="paragraph">
      <style:paragraph-properties fo:text-align="justify"/>
    </style:style>
    <style:style style:name="P140" style:parent-style-name="Normální" style:family="paragraph">
      <style:paragraph-properties fo:text-align="justify"/>
    </style:style>
    <style:style style:name="P141" style:parent-style-name="Normální" style:family="paragraph">
      <style:paragraph-properties fo:text-align="justify"/>
    </style:style>
    <style:style style:name="P142" style:parent-style-name="Normální" style:family="paragraph">
      <style:paragraph-properties fo:text-align="justify"/>
    </style:style>
    <style:style style:name="P143" style:parent-style-name="Normální" style:family="paragraph">
      <style:paragraph-properties fo:text-align="justify"/>
    </style:style>
    <style:style style:name="P144" style:parent-style-name="Normální" style:family="paragraph">
      <style:paragraph-properties fo:text-align="justify"/>
    </style:style>
    <style:style style:name="P145" style:parent-style-name="Normální" style:family="paragraph">
      <style:paragraph-properties fo:text-align="justify"/>
    </style:style>
    <style:style style:name="P146" style:parent-style-name="Normální" style:family="paragraph">
      <style:paragraph-properties fo:text-align="justify"/>
    </style:style>
    <style:style style:name="P147" style:parent-style-name="Normální" style:family="paragraph">
      <style:paragraph-properties fo:text-align="justify"/>
    </style:style>
    <style:style style:name="P148" style:parent-style-name="Normální" style:family="paragraph">
      <style:paragraph-properties fo:text-align="justify"/>
    </style:style>
    <style:style style:name="P149" style:parent-style-name="Normální" style:family="paragraph">
      <style:paragraph-properties fo:text-align="justify"/>
    </style:style>
    <style:style style:name="P150" style:parent-style-name="Normální" style:family="paragraph">
      <style:paragraph-properties fo:text-align="justify"/>
    </style:style>
    <style:style style:name="P151" style:parent-style-name="Normální" style:family="paragraph">
      <style:paragraph-properties fo:text-align="justify"/>
    </style:style>
    <style:style style:name="P152" style:parent-style-name="Normální" style:family="paragraph">
      <style:paragraph-properties fo:text-align="justify"/>
    </style:style>
    <style:style style:name="P153" style:parent-style-name="Normální" style:family="paragraph">
      <style:paragraph-properties fo:text-align="justify"/>
    </style:style>
    <style:style style:name="T154" style:parent-style-name="Standardnípísmoodstavce" style:family="text">
      <style:text-properties style:font-style-complex="italic"/>
    </style:style>
    <style:style style:name="P155" style:parent-style-name="Normální" style:family="paragraph">
      <style:paragraph-properties fo:text-align="justify"/>
      <style:text-properties style:font-style-complex="italic"/>
    </style:style>
    <style:style style:name="P156" style:parent-style-name="Normální" style:family="paragraph">
      <style:paragraph-properties fo:text-align="justify"/>
      <style:text-properties style:font-style-complex="italic"/>
    </style:style>
    <style:style style:name="P157" style:parent-style-name="Normální" style:family="paragraph">
      <style:paragraph-properties fo:text-align="justify"/>
      <style:text-properties style:font-style-complex="italic"/>
    </style:style>
    <style:style style:name="P158" style:parent-style-name="Normální" style:family="paragraph">
      <style:paragraph-properties fo:text-align="justify"/>
      <style:text-properties style:font-style-complex="italic"/>
    </style:style>
    <style:style style:name="P159" style:parent-style-name="Normální" style:family="paragraph">
      <style:paragraph-properties fo:text-align="justify"/>
      <style:text-properties style:font-style-complex="italic"/>
    </style:style>
    <style:style style:name="P160" style:parent-style-name="Normální" style:family="paragraph">
      <style:paragraph-properties fo:text-align="justify"/>
    </style:style>
    <style:style style:name="P161" style:parent-style-name="Normální" style:family="paragraph">
      <style:paragraph-properties fo:text-align="justify" fo:text-indent="0.1972in"/>
    </style:style>
    <style:style style:name="P162" style:parent-style-name="Normální" style:family="paragraph">
      <style:paragraph-properties fo:text-align="justify"/>
    </style:style>
    <style:style style:name="P163" style:parent-style-name="Normální" style:family="paragraph">
      <style:paragraph-properties fo:text-align="center" fo:margin-left="3.4416in" fo:text-indent="0.4916in">
        <style:tab-stops/>
      </style:paragraph-properties>
    </style:style>
    <style:style style:name="P164" style:parent-style-name="Normální" style:family="paragraph">
      <style:paragraph-properties fo:text-align="center" fo:margin-left="3.4416in" fo:text-indent="0.4916in">
        <style:tab-stops/>
      </style:paragraph-properties>
    </style:style>
    <style:style style:name="P165" style:parent-style-name="Odstavecseseznamem" style:family="paragraph"/>
    <style:style style:name="P166" style:parent-style-name="Odstavecseseznamem" style:family="paragraph"/>
    <style:style style:name="P167" style:parent-style-name="Odstavecseseznamem" style:family="paragraph"/>
    <style:style style:name="P168" style:parent-style-name="Odstavecseseznamem" style:family="paragraph"/>
    <style:style style:name="P169" style:parent-style-name="Odstavecseseznamem" style:family="paragraph"/>
    <style:style style:name="P170" style:parent-style-name="Odstavecseseznamem" style:family="paragraph"/>
    <style:style style:name="P171" style:parent-style-name="Odstavecseseznamem" style:family="paragraph"/>
    <style:style style:name="P172" style:parent-style-name="Odstavecseseznamem" style:family="paragraph"/>
    <style:style style:name="P173" style:parent-style-name="Odstavecseseznamem" style:family="paragraph"/>
    <style:style style:name="P174" style:parent-style-name="Odstavecseseznamem" style:family="paragraph"/>
    <style:style style:name="P175" style:parent-style-name="Odstavecseseznamem" style:family="paragraph"/>
    <style:style style:name="P176" style:parent-style-name="Odstavecseseznamem" style:family="paragraph"/>
    <style:style style:name="P177" style:parent-style-name="Odstavecseseznamem" style:family="paragraph"/>
    <style:style style:name="P178" style:parent-style-name="Odstavecseseznamem" style:family="paragraph"/>
    <style:style style:name="P179" style:parent-style-name="Odstavecseseznamem" style:family="paragraph"/>
    <style:style style:name="P180" style:parent-style-name="Odstavecseseznamem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9/2018<text:bookmark-end text:name="Text14"/></text:p>
            <text:p text:style-name="Normální">KVOP-49335/2018<text:bookmark-end text:name="Text2"/></text:p>
            <text:p text:style-name="Normální"><text:bookmark-start text:name="Text6"/>13. 11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Mgr. F. Š.</text:p>
            <text:p text:style-name="Normální">Nar:<text:s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Normální">Vážený pane magistře,<text:s/></text:p>
      <text:p text:style-name="Normální"/>
      <text:p text:style-name="P17">dne 31. 10. 2018 byla do Kanceláře veřejného ochránce práv doručena Vaše žádost podle zákona č. 106/1999 Sb., o svobodném přístupu k informacím, ve znění pozdějších předpisů, kterou žádáte:<text:s/></text:p>
      <text:p text:style-name="P18"/>
      <text:p text:style-name="P19">OKRUH INFORMACÍ 01</text:p>
      <text:p text:style-name="P20">(oblast informací)</text:p>
      <text:p text:style-name="P21"/>
      <text:list text:style-name="LFO11" text:continue-numbering="true">
        <text:list-item>
          <text:p text:style-name="P22">Průřezový a odvětvový rozpočet povinného subjektu v roce 2018, návrh rozpočtu na rok 2019.</text:p>
        </text:list-item>
      </text:list>
      <text:p text:style-name="P23"/>
      <text:list text:style-name="LFO11" text:continue-numbering="true">
        <text:list-item>
          <text:p text:style-name="P24">Kapitálové výdaje v roce 2018, návrh plánovaných investic v roce 2019 a více – název akce, termín plnění, finanční výdaje, realizátor akce, odpovědná osoba u povinného subjektu, odpovědná osoba u realizátora.<text:s/></text:p>
        </text:list-item>
      </text:list>
      <text:p text:style-name="P25"/>
      <text:list text:style-name="LFO11" text:continue-numbering="true">
        <text:list-item>
          <text:p text:style-name="P26">Organizační struktura povinného subjektu, aktuální organizační řád, pracovní řád.<text:s/></text:p>
        </text:list-item>
      </text:list>
      <text:p text:style-name="P27"/>
      <text:list text:style-name="LFO11" text:continue-numbering="true">
        <text:list-item>
          <text:p text:style-name="P28">Jmenný seznam managementu (vedoucích pracovníků) od statutárního zástupce po úroveň vedoucího oddělení - <text:s/>jméno, příjmení, titul, zastává funkce, datum vzniku této funkce (jmenování, pracovní poměr apod.), rok narození (není povinný údaj).</text:p>
        </text:list-item>
      </text:list>
      <text:p text:style-name="P29"/>
      <text:list text:style-name="LFO11" text:continue-numbering="true">
        <text:list-item>
          <text:p text:style-name="P30">Seznam externích pracovníků v oblasti advokacie, exekutorů a ochrany majetku, a to i v rámci sekcí povinného subjektu – jméno, příjmení, titul externisty, předmět spolupráce, doba plnění, výše finančního ohodnocení (paušál, hodinová sazba, limity apod.), odpovědná osoba za povinný subjekt, odpovědná osoba za externího spolupracovníka, právní forma (OSVČ, obchodní společnost apod.).</text:p>
        </text:list-item>
      </text:list>
      <text:p text:style-name="P31"/>
      <text:list text:style-name="LFO11" text:continue-numbering="true">
        <text:list-item>
          <text:p text:style-name="P32">Celkový aktuální počet zaměstnanců, z toho odlišit management – THP a dělnické profese (řidič, údržbář apod.) v přehledné tabulce.</text:p>
        </text:list-item>
      </text:list>
      <text:p text:style-name="P33"/>
      <text:list text:style-name="LFO11" text:continue-numbering="true">
        <text:list-item>
          <text:p text:style-name="P34">Plán úkolů nebo činností na další období (plán legislativních prací, plán kontrol apod.).</text:p>
        </text:list-item>
      </text:list>
      <text:p text:style-name="P35"/>
      <text:list text:style-name="LFO11" text:continue-numbering="true">
        <text:list-item>
          <text:p text:style-name="P36">Aktuální seznam zřizovaných subjektů (ústavy, školy, pobočky apod.) – název, IČO, adresa, odpovědná osoba, zaměření nebo předmět činnosti.<text:s/></text:p>
        </text:list-item>
      </text:list>
      <text:p text:style-name="P37"/>
      <text:p text:style-name="P38">OKRUH INFORMACÍ 02</text:p>
      <text:p text:style-name="P39">(oblast BOZP)</text:p>
      <text:p text:style-name="P40"/>
      <text:list text:style-name="LFO12" text:continue-numbering="true">
        <text:list-item>
          <text:p text:style-name="P41">Aktuální znění vnitřních předpisů v oblasti ochrany zdraví zaměstnanců, evidence pracovních úrazů, nemocí z povolání, prevence nemocí apod.</text:p>
        </text:list-item>
      </text:list>
      <text:p text:style-name="P42"/>
      <text:list text:style-name="LFO12" text:continue-numbering="true">
        <text:list-item>
          <text:p text:style-name="P43">Aktuální znění vnitřních předpisů v oblasti pracovního prostředí, ochranných prostředků a pomůcek včetně metodiky BOZP.</text:p>
        </text:list-item>
      </text:list>
      <text:p text:style-name="P44"/>
      <text:list text:style-name="LFO12" text:continue-numbering="true">
        <text:list-item>
          <text:p text:style-name="P45">Aktuální znění vnitřních předpisů v oblasti ochrany osobních údajů s dosahem na úpravu komunitárním právem včetně metodiky.<text:s/></text:p>
        </text:list-item>
      </text:list>
      <text:p text:style-name="P46"/>
      <text:list text:style-name="LFO12" text:continue-numbering="true">
        <text:list-item>
          <text:p text:style-name="P47">Opatření na ochranu osob, vykonávající činnost u povinného subjektu a přicházející do kontaktu s veřejností k zabránění přenosu infekčních nemocí (bakteriologické vyšetření, dekontaminace, hygiena apod.).</text:p>
        </text:list-item>
      </text:list>
      <text:p text:style-name="P48"/>
      <text:list text:style-name="LFO12" text:continue-numbering="true">
        <text:list-item>
          <text:p text:style-name="P49">Aktuální znění vnitřních předpisů v oblasti ochrany a přístupu osob se zdravotním postižením (asistence, bezbariérový přístup apod.).</text:p>
        </text:list-item>
      </text:list>
      <text:p text:style-name="P50"/>
      <text:list text:style-name="LFO12" text:continue-numbering="true">
        <text:list-item>
          <text:p text:style-name="P51">Působnost odborů a subjektů non-profit u povinného subjektu, aktuální znění smluvních dokumentů, název subjektu, IČO, adresa, odpovědná osoba i předmět činnosti, doba působení u povinného subjektu.<text:s/></text:p>
        </text:list-item>
      </text:list>
      <text:p text:style-name="P52"/>
      <text:list text:style-name="LFO12" text:continue-numbering="true">
        <text:list-item>
          <text:p text:style-name="P53">Aktuální znění vnitřních předpisů v oblasti poskytování informací podle zákona č. 106/1999 Sb. o svobodném přístupu k informacím včetně aktuálního ceníku a metodiky pro výpočet úhrad.</text:p>
        </text:list-item>
      </text:list>
      <text:p text:style-name="P54"/>
      <text:list text:style-name="LFO12" text:continue-numbering="true">
        <text:list-item>
          <text:p text:style-name="P55">Aktuální znění vnitřních předpisů v oblasti umisťování zaměstnanců (podlahová plocha, osvětlení, práce s PC, metodika pracovních postupů apod.), archivace, skladování, likvidace komunálního odpadu a jejich účinnost v přehledných tabulkách (např. x tun papíru, x tun umělých hmot za období 2013 až 2017 apod.).</text:p>
        </text:list-item>
      </text:list>
      <text:p text:style-name="P56"/>
      <text:p text:style-name="P57">OKRUH INFORMACÍ 03</text:p>
      <text:p text:style-name="P58">(oblast výkaznictví)</text:p>
      <text:p text:style-name="P59"/>
      <text:list text:style-name="LFO13" text:continue-numbering="true">
        <text:list-item>
          <text:p text:style-name="P60">Výroční zpráva o činnosti za rok 2017, příp. jiný dokument, pojednávající souhrnně o činnosti a fungování povinného subjektu za uplynulé období.</text:p>
        </text:list-item>
      </text:list>
      <text:p text:style-name="P61"/>
      <text:list text:style-name="LFO13" text:continue-numbering="true">
        <text:list-item>
          <text:p text:style-name="P62">Jmenný seznam všech vyžadovaných i zpracovávaných výkazů v roce 2017 – název výkazu (tiskopisu), účel, adresát, četnost užití, odpovědná osoba za jeho vyplnění (odborný útvar apod.) – TAB.<text:s/></text:p>
        </text:list-item>
      </text:list>
      <text:p text:style-name="P63"/>
      <text:list text:style-name="LFO13" text:continue-numbering="true">
        <text:list-item>
          <text:p text:style-name="P64">Názvy všech aktuálních elektronických informačních systémů v gesci povinného subjektu – název včetně zkratky, účel, vlastník licence, doba jeho užívání, název a adres zhotovitele softwaru, výše licenčního poplatku nebo hodnota jeho zaměstnaneckého zpracování, specifikace obsluhy těchto informačních systémů, metodika ochrany a ukládání dat – TAB.</text:p>
        </text:list-item>
      </text:list>
      <text:p text:style-name="P65"/>
      <text:soft-page-break/>
      <text:list text:style-name="LFO13" text:continue-numbering="true">
        <text:list-item>
          <text:p text:style-name="P66">Jmenný seznam publikací, vydaných v roce 2017 a v letošním roce včetně názvů připravovaných titulů s možnou ukázkou titulů pro potřeby žadatele (TAB).</text:p>
        </text:list-item>
      </text:list>
      <text:p text:style-name="P67"/>
      <text:list text:style-name="LFO13" text:continue-numbering="true">
        <text:list-item>
          <text:p text:style-name="P68">Nápad stížností u povinného subjektu za rok 2017 a k 1. 10. 2018, typ a druh stížností, způsob vyřízení (TAB).</text:p>
        </text:list-item>
      </text:list>
      <text:p text:style-name="P69"/>
      <text:list text:style-name="LFO13" text:continue-numbering="true">
        <text:list-item>
          <text:p text:style-name="P70">Nápad trestních oznámení u povinného subjektu na jeho zaměstnance za rok 2017 a k 1. 10. 2018, druh oznámení, způsob vyřízení (zahájení trestního stíhaní, odsouzení, zastavení trestního stíhání apod.) – TAB.</text:p>
        </text:list-item>
      </text:list>
      <text:p text:style-name="P71"/>
      <text:list text:style-name="LFO13" text:continue-numbering="true">
        <text:list-item>
          <text:p text:style-name="P72">Jmenný seznam dodavatelů služeb pro povinný subjekt v oblasti stravování, administrativy, oprav, kancelářského inventáře, deratizace, el. energie, dodávky vody, tepla, plynu a telekomunikačních služeb – název dodavatele, IČO, adresa, typ dodávky, smluvní objem dodávky, finanční plnění, doba plnění, odpovědná osoba za povinný subjekt i za dodavatele v aktuálním znění – TAB.</text:p>
        </text:list-item>
      </text:list>
      <text:p text:style-name="P73"/>
      <text:list text:style-name="LFO13" text:continue-numbering="true">
        <text:list-item>
          <text:p text:style-name="P74">Přehled časových aktivit pro zaměstnance povinného subjektu – druh, kapacita, finanční plnění, spoluúčast zaměstnanců, doba trvání (plavání apod.).</text:p>
        </text:list-item>
      </text:list>
      <text:p text:style-name="P75">Ve smyslu zákona o svobodném přístupu k informacím,<text:s/><text:span text:style-name="T76">se poskytují níže uvedené informace:</text:span></text:p>
      <text:p text:style-name="P77"/>
      <text:p text:style-name="P78">Okruh č. 1:</text:p>
      <text:p text:style-name="P79">K bodu č. 1)</text:p>
      <text:p text:style-name="P80">Vyžádané informace jsou poskytnuty v dokumentu, který je přílohou č. 1 tohoto dopisu.</text:p>
      <text:p text:style-name="P81"/>
      <text:p text:style-name="P82">K bodu č. 2)</text:p>
      <text:p text:style-name="P83">Vyžádané informace jsou poskytnuty v dokumentu, který tvoří přílohu č. 2 tohoto dopisu.</text:p>
      <text:p text:style-name="P84"/>
      <text:p text:style-name="P85">K bodu č. 3)</text:p>
      <text:p text:style-name="P86">Vyžádané informace jsou poskytnuty v dokumentech, které jsou přílohou č. 3 tohoto dopisu.</text:p>
      <text:p text:style-name="P87"/>
      <text:p text:style-name="P88">K bodu č. 4)</text:p>
      <text:p text:style-name="P89">Vyžádané informace jsou poskytnuty v dokumentu, který je přílohou č. 4 tohoto dopisu.</text:p>
      <text:p text:style-name="P90"/>
      <text:p text:style-name="P91">K bodu č. 5)</text:p>
      <text:p text:style-name="P92">Kancelář veřejného ochránce práv k 1. 1. 2018 do současnosti nevyužívala služeb žádného z uvedených externích spolupracovníků, tj. advokátů, soudních exekutorů, notářů či bezpečnostních agentur. Z toho důvodu Kancelář veřejného ochránce práv k uvedenému datu až dosud, s žádným advokátem, soudním exekutorem, notářem a bezpečnostní agenturou, nevstoupila do smluvního vztahu.<text:s/></text:p>
      <text:p text:style-name="P93"/>
      <text:p text:style-name="P94">K bodu č. 6)</text:p>
      <text:p text:style-name="P95">Vyžádané informace jsou poskytnuty v dokumentu, který je přílohou č. 5 tohoto dopisu.</text:p>
      <text:p text:style-name="P96"/>
      <text:p text:style-name="P97"/>
      <text:p text:style-name="P98"/>
      <text:p text:style-name="P99"/>
      <text:soft-page-break/>
      <text:p text:style-name="P100">K bodu č. 7)</text:p>
      <text:p text:style-name="P101">Vyžádané informace jsou poskytnuty v dokumentech, které jsou přílohou č. 6 tohoto dopisu.</text:p>
      <text:p text:style-name="P102"/>
      <text:p text:style-name="P103">K bodu č. 8)</text:p>
      <text:p text:style-name="P104">Kancelář veřejného ochránce práv, jako organizační složka státu nezřídila žádný podřízený subjekt.<text:s/></text:p>
      <text:p text:style-name="P105"/>
      <text:p text:style-name="P106">Okruh č. 2:</text:p>
      <text:p text:style-name="P107">K bodu č. 1)</text:p>
      <text:p text:style-name="P108">Vyžádané informace jsou poskytnuty v dokumentech, které jsou přílohou č. 7 tohoto dopisu.</text:p>
      <text:p text:style-name="P109"/>
      <text:p text:style-name="P110">K bodu č. 2)</text:p>
      <text:p text:style-name="P111">Vyžádané informace jsou poskytnuty v dokumentech, které jsou přílohou č. 7 tohoto dopisu.</text:p>
      <text:p text:style-name="P112"/>
      <text:p text:style-name="P113">K bodu č. 3)</text:p>
      <text:p text:style-name="P114">Vyžádané informace jsou poskytnuty v dokumentu, který je přílohou č. 8 tohoto dopisu.</text:p>
      <text:p text:style-name="P115"/>
      <text:p text:style-name="P116">K bodu č. 4)</text:p>
      <text:p text:style-name="P117">Vyžádané informace jsou poskytnuty v dokumentech, které jsou přílohou č. 7 tohoto dopisu.</text:p>
      <text:p text:style-name="P118"/>
      <text:p text:style-name="P119">K bodu č. 5)</text:p>
      <text:p text:style-name="P120">Vyžádané informace jsou poskytnuty v dokumentech, které jsou přílohou č. 7 tohoto dopisu.</text:p>
      <text:p text:style-name="P121"/>
      <text:p text:style-name="P122">K bodu č. 6)</text:p>
      <text:p text:style-name="P123">V Kanceláři veřejného ochránce práv není zřízená odborová organizace a ani nepůsobí jiný subjekt non-profit.<text:s/></text:p>
      <text:p text:style-name="P124"/>
      <text:p text:style-name="P125">K bodu č. 7)</text:p>
      <text:p text:style-name="P126">Vyžádané informace jsou poskytnuty v dokumentu, který je přílohou č. 9 tohoto dopisu.</text:p>
      <text:p text:style-name="P127"/>
      <text:p text:style-name="P128">K bodu č. 8)</text:p>
      <text:p text:style-name="P129">Vyžádané informace jsou poskytnuty v dokumentu, který je přílohou č. 10 tohoto dopisu.</text:p>
      <text:p text:style-name="P130"/>
      <text:p text:style-name="P131">Okruh č. 3:</text:p>
      <text:p text:style-name="P132">K bodu č. 1)</text:p>
      <text:p text:style-name="P133">Vyžádané informace jsou poskytnuty v dokumentu, který je přílohou č. 11 tohoto dopisu.</text:p>
      <text:p text:style-name="P134"/>
      <text:p text:style-name="P135">K bodu č. 2)</text:p>
      <text:p text:style-name="P136">Vyžádané informace jsou poskytnuty v dokumentech, které jsou přílohou č. 12 tohoto dopisu.</text:p>
      <text:p text:style-name="P137"/>
      <text:p text:style-name="P138">K bodu č. 3)</text:p>
      <text:p text:style-name="P139">Vyžádané informace jsou poskytnuty v dokumentu, který je přílohou č. 13 tohoto dopisu.</text:p>
      <text:p text:style-name="P140"/>
      <text:soft-page-break/>
      <text:p text:style-name="P141">K bodu č. 4)</text:p>
      <text:p text:style-name="P142">Vyžádané informace jsou poskytnuty v dokumentu, který je přílohou č. 14 tohoto dopisu.</text:p>
      <text:p text:style-name="P143"/>
      <text:p text:style-name="P144">K bodu č. 5)</text:p>
      <text:p text:style-name="P145"><text:s/>Vyžádané informace jsou poskytnuty v dokumentu, který je přílohou č. 15 tohoto dopisu.</text:p>
      <text:p text:style-name="P146"/>
      <text:p text:style-name="P147">K bodu č. 6)</text:p>
      <text:p text:style-name="P148">Na žádného zaměstnance, Kanceláře veřejného ochránce práv, nebylo v souvislosti s výkonem práce sjednané v pracovní smlouvě podáno trestní oznámení.<text:s/></text:p>
      <text:p text:style-name="P149"/>
      <text:p text:style-name="P150">K bodu č. 7)</text:p>
      <text:p text:style-name="P151">Vyžádané informace jsou poskytnuty v dokumentu, který je přílohou č. 16 tohoto dopisu.</text:p>
      <text:p text:style-name="P152"/>
      <text:p text:style-name="P153">K bodu č. 8)<text:span text:style-name="T154"><text:s/></text:span></text:p>
      <text:p text:style-name="P155">Zaměstnanci mohou mimo svoji pracovní dobu využít tělocvičnu, která je v areálu budovy. KVOP dává jako benefit bezplatně prostor k dispozici zaměstnancům, případné náklady na lektory a cvičitele si hradí ve 100% výši zaměstnanci.</text:p>
      <text:p text:style-name="P156"/>
      <text:p text:style-name="P157">Vzhledem k tomu, že se jedná o soukromé aktivity zaměstnanců, zaměstnavatel neeviduje účast na aktivitách a konkrétní výši finanční spoluúčasti.</text:p>
      <text:p text:style-name="P158"/>
      <text:p text:style-name="P159">V roce 2018 zorganizoval zaměstnavatel Letní piknik pro zaměstnance a jejich děti, kterého se zúčastnilo 60 zaměstnanců a 20 dětí. Z fondu kulturních a sociálních potřeb bylo uhrazeno 6 340 Kč za skákací hrad a 6135 Kč za občerstvení. Spoluúčast zaměstnanců byla ve formě 100 Kč příspěvku nebo přineseného občerstvení.<text:s/></text:p>
      <text:p text:style-name="P160"/>
      <text:p text:style-name="P161">S pozdravem</text:p>
      <text:p text:style-name="P162"/>
      <text:p text:style-name="Normální"/>
      <text:p text:style-name="P163">Ing. Josef Svoboda</text:p>
      <text:p text:style-name="P164">vedoucí odboru vnitřní správy</text:p>
      <text:p text:style-name="Normální"><text:tab/></text:p>
      <text:p text:style-name="Normální">16 příloh:</text:p>
      <text:list text:style-name="LFO14" text:continue-numbering="true">
        <text:list-item>
          <text:p text:style-name="P165">Rozpočet KVOP v roce 2018 a návrh rozpočtu na rok 2019</text:p>
        </text:list-item>
        <text:list-item>
          <text:p text:style-name="P166">Kapitálové výdaje v letech 2018 – 2021</text:p>
        </text:list-item>
        <text:list-item>
          <text:p text:style-name="P167">Organizační struktura, aktuální organizační řád, pracovní řád</text:p>
        </text:list-item>
        <text:list-item>
          <text:p text:style-name="P168">Jmenný seznam managementu</text:p>
        </text:list-item>
        <text:list-item>
          <text:p text:style-name="P169">Celkový aktuální počet zaměstnanců<text:s/></text:p>
        </text:list-item>
        <text:list-item>
          <text:p text:style-name="P170">Střednědobý plán interního auditu pro období 2016 – 2019</text:p>
        </text:list-item>
        <text:list-item>
          <text:p text:style-name="P171">Směrnice č. 4/2017</text:p>
        </text:list-item>
        <text:list-item>
          <text:p text:style-name="P172">Směrnice č. 2/2018</text:p>
        </text:list-item>
        <text:list-item>
          <text:p text:style-name="P173">Směrnice č. 1/2017</text:p>
        </text:list-item>
        <text:list-item>
          <text:p text:style-name="P174">Směrnice č. 1/2016, Metodické pokyny</text:p>
        </text:list-item>
        <text:list-item>
          <text:p text:style-name="P175">Výroční zpráva 2017</text:p>
        </text:list-item>
        <text:list-item>
          <text:p text:style-name="P176">Seznam výkazů v roce 2017</text:p>
        </text:list-item>
        <text:list-item>
          <text:p text:style-name="P177">Tabulka elektronických informačních systému KVOP</text:p>
        </text:list-item>
        <text:list-item>
          <text:p text:style-name="P178">Seznam publikací vydaných povinným subjektem v roce 2017 a 2018</text:p>
        </text:list-item>
        <text:list-item>
          <text:p text:style-name="P179">Tabulka stížností za rok 2018</text:p>
        </text:list-item>
        <text:list-item>
          <text:p text:style-name="P180">Seznam dodavatelů služeb pro KVOP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bottom="0.1111in" fo:line-height="107%" fo:margin-left="0.5in">
        <style:tab-stops/>
      </style:paragraph-properties>
      <style:text-properties fo:font-size="11pt" style:font-size-asian="11pt" style:font-size-complex="11pt" style:language-asian="en" style:country-asian="US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style:style style:name="WW_CharLFO13LVL1" style:family="text">
      <style:text-properties style:font-name-complex="Times New Roman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style:style style:name="WW_CharLFO14LVL1" style:family="text">
      <style:text-properties style:font-name-complex="Times New Roman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bullet text:level="2" text:style-name="WW_CharLFO14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ZDTG*</text:span>*KVOPX008ZDTG*</text:p>
        <text:p text:style-name="P12"><text:span text:style-name="T13">KVOPX008ZDTG</text:span>KVOPX008ZDTG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1-14T13:00:00Z</meta:creation-date>
    <dc:date>2019-01-14T13:00:00Z</dc:date>
    <meta:print-date>2018-11-13T13:42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5" meta:paragraph-count="18" meta:word-count="1343" meta:character-count="9251" meta:row-count="66" meta:non-whitespace-character-count="7926"/>
  </office:meta>
</office:document-meta>
</file>